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6]" office:value-type="string" office:string-value="B460" calcext:value-type="string">
            <text:p>B460</text:p>
          </table:table-cell>
          <table:table-cell table:style-name="ce71" table:formula="of:=DEC2HEX([.E17])" office:value-type="string" office:string-value="1A0" calcext:value-type="string">
            <text:p>1A0</text:p>
          </table:table-cell>
          <table:table-cell table:style-name="ce88" table:formula="of:=HEX2DEC([.B17])" office:value-type="float" office:value="46176" calcext:value-type="float">
            <text:p>46176</text:p>
          </table:table-cell>
          <table:table-cell table:style-name="ce99" table:formula="of:=HEX2DEC([.F17])-[.D17]" office:value-type="float" office:value="416" calcext:value-type="float">
            <text:p>416</text:p>
          </table:table-cell>
          <table:table-cell table:style-name="ce52" table:formula="of:=[.B18]" office:value-type="string" office:string-value="B600" calcext:value-type="string">
            <text:p>B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600</text:p>
          </table:table-cell>
          <table:table-cell table:formula="of:=DEC2HEX([.E18])" office:value-type="string" office:string-value="1400" calcext:value-type="string">
            <text:p>1400</text:p>
          </table:table-cell>
          <table:table-cell table:formula="of:=HEX2DEC([.B18])" office:value-type="float" office:value="46592" calcext:value-type="float">
            <text:p>46592</text:p>
          </table:table-cell>
          <table:table-cell office:value-type="float" office:value="5120" calcext:value-type="float">
            <text:p>5120</text:p>
          </table:table-cell>
          <table:table-cell table:formula="of:=DEC2HEX([.D18]+[.E18])" office:value-type="string" office:string-value="CA00" calcext:value-type="string">
            <text:p>C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18]" office:value-type="string" office:string-value="CA00" calcext:value-type="string">
            <text:p>CA00</text:p>
          </table:table-cell>
          <table:table-cell table:formula="of:=DEC2HEX([.E19])" office:value-type="string" office:string-value="583" calcext:value-type="string">
            <text:p>583</text:p>
          </table:table-cell>
          <table:table-cell table:formula="of:=HEX2DEC([.B19])" office:value-type="float" office:value="51712" calcext:value-type="float">
            <text:p>51712</text:p>
          </table:table-cell>
          <table:table-cell office:value-type="float" office:value="1411" calcext:value-type="float">
            <text:p>1411</text:p>
          </table:table-cell>
          <table:table-cell table:formula="of:=DEC2HEX([.D19]+[.E19])" office:value-type="string" office:string-value="CF83" calcext:value-type="string">
            <text:p>CF8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19]" office:value-type="string" office:string-value="CF83" calcext:value-type="string">
            <text:p>CF83</text:p>
          </table:table-cell>
          <table:table-cell table:style-name="ce84" table:formula="of:=DEC2HEX([.E20])" office:value-type="string" office:string-value="7D" calcext:value-type="string">
            <text:p>7D</text:p>
          </table:table-cell>
          <table:table-cell table:style-name="ce92" table:formula="of:=HEX2DEC([.B20])" office:value-type="float" office:value="53123" calcext:value-type="float">
            <text:p>53123</text:p>
          </table:table-cell>
          <table:table-cell table:style-name="ce92" table:formula="of:=HEX2DEC([.F20])-[.D20]" office:value-type="float" office:value="125" calcext:value-type="float">
            <text:p>125</text:p>
          </table:table-cell>
          <table:table-cell table:style-name="ce52" table:formula="of:=[.B21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1])" office:value-type="float" office:value="53248" calcext:value-type="float">
            <text:p>53248</text:p>
          </table:table-cell>
          <table:table-cell table:style-name="ce85" table:formula="of:=HEX2DEC([.F21])-[.D21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1]" office:value-type="string" office:string-value="D800" calcext:value-type="string">
            <text:p>D800</text:p>
          </table:table-cell>
          <table:table-cell table:formula="of:=DEC2HEX([.E22])" office:value-type="string" office:string-value="583" calcext:value-type="string">
            <text:p>583</text:p>
          </table:table-cell>
          <table:table-cell table:formula="of:=HEX2DEC([.B22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2]+[.E22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2]" office:value-type="string" office:string-value="DD83" calcext:value-type="string">
            <text:p>DD83</text:p>
          </table:table-cell>
          <table:table-cell table:style-name="ce84" table:formula="of:=DEC2HEX([.E23])" office:value-type="string" office:string-value="107D" calcext:value-type="string">
            <text:p>107D</text:p>
          </table:table-cell>
          <table:table-cell table:style-name="ce92" table:formula="of:=HEX2DEC([.B23])" office:value-type="float" office:value="56707" calcext:value-type="float">
            <text:p>56707</text:p>
          </table:table-cell>
          <table:table-cell table:style-name="ce92" table:formula="of:=HEX2DEC([.F23])-[.D23]" office:value-type="float" office:value="4221" calcext:value-type="float">
            <text:p>4221</text:p>
          </table:table-cell>
          <table:table-cell table:style-name="ce52" table:formula="of:=[.B24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4])" office:value-type="string" office:string-value="1FF" calcext:value-type="string">
            <text:p>1FF</text:p>
          </table:table-cell>
          <table:table-cell table:style-name="ce93" table:formula="of:=HEX2DEC([.B24])" office:value-type="float" office:value="60928" calcext:value-type="float">
            <text:p>60928</text:p>
          </table:table-cell>
          <table:table-cell table:style-name="ce85" table:formula="of:=HEX2DEC([.F24])-[.D24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6:42:54.9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4T01:48:16.190000000</dc:date>
    <meta:editing-duration>P16DT5H23M49S</meta:editing-duration>
    <meta:editing-cycles>156</meta:editing-cycles>
    <meta:generator>LibreOffice/6.3.5.2$Windows_X86_64 LibreOffice_project/dd0751754f11728f69b42ee2af66670068624673</meta:generator>
    <meta:document-statistic meta:table-count="1" meta:cell-count="155" meta:object-count="0"/>
  </office:meta>
</office:document-meta>
</file>